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19daf" officeooo:paragraph-rsid="00019daf"/>
    </style:style>
    <style:style style:name="P2" style:family="paragraph" style:parent-style-name="List_20_1" style:list-style-name="List_20_1">
      <style:text-properties officeooo:rsid="000288ab" officeooo:paragraph-rsid="000288ab"/>
    </style:style>
    <style:style style:name="P3" style:family="paragraph" style:parent-style-name="Numbering_20_1">
      <style:text-properties officeooo:rsid="00019daf" officeooo:paragraph-rsid="00019daf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1" style:font-name-asian="Noto Serif CJK SC" style:font-name-complex="Noto Sans Devanagari1"/>
    </style:style>
    <style:style style:name="T3" style:family="text">
      <style:text-properties style:font-name="Liberation Serif1" officeooo:rsid="000288ab" style:font-name-asian="Noto Serif CJK SC" style:font-name-complex="Noto Sans Devanaga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Техническое задание</text:p>
      <text:p text:style-name="Subtitle">(сокращенный вариант)</text:p>
      <text:p text:style-name="P1">Создать приложение по управлению задачами и заданиями для помощи учителю при подготовке учащихся к экзаменам и проведении контрольных и самостоятельных работ.</text:p>
      <text:p text:style-name="P1">Приложение должно обеспечивать:</text:p>
      <text:list xml:id="list3830439426" text:style-name="Numbering_20_123">
        <text:list-item>
          <text:p text:style-name="Numbering_20_1">Ведение базы данных задач с учетом их уровня сложности.</text:p>
        </text:list-item>
        <text:list-item>
          <text:p text:style-name="P3">Составление варианта задания, состоящего из нескольких задач.</text:p>
        </text:list-item>
        <text:list-item>
          <text:p text:style-name="P3">Выдачу задания учащемуся индивидуально, либо автоматически группе учащихся.</text:p>
        </text:list-item>
        <text:list-item>
          <text:p text:style-name="P3">Добавление учителем новых задач.</text:p>
        </text:list-item>
        <text:list-item>
          <text:p text:style-name="P3">Задание должно оцениваться для каждого учащегося индивидуально.</text:p>
        </text:list-item>
        <text:list-item>
          <text:p text:style-name="P3">Одинаковый вариант задания может быть выдан нескольким учащимся.</text:p>
        </text:list-item>
        <text:list-item>
          <text:p text:style-name="P3">Учитель может видеть задачи, добавленные другим учителем только с разрешения последнего.</text:p>
        </text:list-item>
        <text:list-item>
          <text:p text:style-name="P3">Учащиеся не имеют информации и заданиях, выданных другим учащимся.</text:p>
        </text:list-item>
        <text:list-item>
          <text:p text:style-name="P3">Автоматическую генерацию задач там, где это возможно.</text:p>
        </text:list-item>
      </text:list>
      <text:h text:style-name="Heading_20_1" text:outline-level="1">Пользователи и права доступа</text:h>
      <text:list xml:id="list2765419219" text:style-name="List_20_1">
        <text:list-item>
          <text:p text:style-name="List_20_1">Администратор <text:span text:style-name="T1">—</text:span><text:span text:style-name="T2"> </text:span><text:span text:style-name="T3">может добавлять и удалять пользователей, задавать им пароль.</text:span></text:p>
        </text:list-item>
        <text:list-item>
          <text:p text:style-name="P2"><text:span text:style-name="T2">Учитель </text:span><text:span text:style-name="T1">— может добавлять задачи, создавать варианты, выдавать задания, создавать группы, распределять учащихся по группам, добавлять в систему учащихся.</text:span></text:p>
        </text:list-item>
        <text:list-item>
          <text:p text:style-name="P2"><text:span text:style-name="T1">Учащийся — может просматривать <text:s/>выданные ему задания, прикреплять решения, вводить ответы, просматривать результаты проверки заданий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9cm" fo:margin-bottom="1cm" style:contextual-spacing="false" fo:text-align="center" style:justify-single-word="false"/>
      <style:text-properties fo:font-size="18pt" style:font-size-asian="18pt" style:font-size-complex="18pt"/>
    </style:style>
    <style:style style:name="Numbering_20_1" style:display-name="Numbering 1" style:family="paragraph" style:parent-style-name="List" style:list-style-name="Numbering_20_123" style:class="list">
      <style:paragraph-properties fo:margin-top="0cm" fo:margin-bottom="0.212cm" style:contextual-spacing="false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cm" fo:margin-bottom="0.212cm" style:contextual-spacing="fals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20:57:52.107323923</meta:creation-date>
    <dc:date>2023-04-02T13:33:36.030651105</dc:date>
    <meta:editing-duration>PT18M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155" meta:character-count="1197" meta:non-whitespace-character-count="1067"/>
  </office:meta>
</office:document-meta>
</file>